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insertion_sort/insertion_sort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selection_sort/selection_sort.md</text:p>
          </table:table-cell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mergesort/mergesort.md</text:p>
          </table:table-cell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adix_sort/radix_sort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reorder_traversal/pre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inorder_traversal/in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postorder_traversal/postorder.md</text:p>
          </table:table-cell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evelorder_traversal/levelorder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insert/heap_insert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_remove/heap_remove.md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heapsort/heapsort.md</text:p>
          </table:table-cell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open_hashing/open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linear_probing/linear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quadratic_probing/quadratic_prob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producibility/double_hashing/double_hashing.md</text:p>
          </table:table-cell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rehashing/rehashing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dfs/dfs.md</text:p>
          </table:table-cell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race reconstructible, no model solution</text:p>
          </table:table-cell>
          <table:table-cell/>
          <table:table-cell office:value-type="string" calcext:value-type="string">
            <text:p>reproducibility/bfs/bfs.md</text:p>
          </table:table-cell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office:value-type="string" calcext:value-type="string">
            <text:p>trace reconstructible, no model s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roducibility/kruskal/kruskal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b_plus_insertion/b_plus_insertion.md</text:p>
          </table:table-cell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modified_b_plus/modified_b_plus.md</text:p>
          </table:table-cell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 style:data-style-name="N2" text:time-value="16:58:57.260198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6-05T11:41:19.874482245</dc:date>
    <meta:editing-duration>P4DT5H53M48S</meta:editing-duration>
    <meta:editing-cycles>44</meta:editing-cycles>
    <meta:generator>LibreOffice/6.4.7.2$Linux_X86_64 LibreOffice_project/40$Build-2</meta:generator>
    <meta:document-statistic meta:table-count="1" meta:cell-count="323" meta:object-count="0"/>
  </office:meta>
</office:document-meta>
</file>